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55308d" draw:marker-start-width="0.242cm" draw:marker-end-width="0.242cm" draw:fill-color="#ecdda4" draw:textarea-horizontal-align="justify" draw:textarea-vertical-align="middle" draw:auto-grow-height="false" fo:min-height="3.561cm" fo:min-width="8.649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svg:stroke-width="0.028cm" svg:stroke-color="#55308d" draw:marker-start-width="0.242cm" draw:marker-end-width="0.242cm" draw:fill-color="#d8fafe" draw:textarea-horizontal-align="justify" draw:textarea-vertical-align="middle" draw:auto-grow-height="false" fo:min-height="3.561cm" fo:min-width="8.649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svg:stroke-width="0.028cm" svg:stroke-color="#55308d" draw:marker-start-width="0.242cm" draw:marker-end-width="0.242cm" draw:fill-color="#ab97fd" draw:textarea-horizontal-align="justify" draw:textarea-vertical-align="middle" draw:auto-grow-height="false" fo:min-height="5.933cm" fo:min-width="0.644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draw:stroke="none" svg:stroke-width="0.028cm" svg:stroke-color="#55308d" draw:marker-start-width="0.242cm" draw:marker-end-width="0.242cm" draw:fill="none" draw:fill-color="#ffffff" draw:textarea-horizontal-align="left" draw:auto-grow-height="true" draw:auto-grow-width="true" fo:min-height="2.122cm" fo:min-width="3.032cm"/>
      <style:paragraph-properties style:writing-mode="lr-tb"/>
    </style:style>
    <style:style style:name="gr5" style:family="graphic" style:parent-style-name="standard">
      <style:graphic-properties svg:stroke-width="0.028cm" svg:stroke-color="#55308d" draw:marker-start-width="0.242cm" draw:marker-end-width="0.242cm" draw:fill-color="#fff5ce" draw:textarea-horizontal-align="justify" draw:textarea-vertical-align="middle" draw:auto-grow-height="false" fo:min-height="3.562cm" fo:min-width="8.648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svg:stroke-width="0.028cm" svg:stroke-color="#55308d" draw:marker-start-width="0.242cm" draw:marker-end-width="0.242cm" draw:fill-color="#e4a82f" draw:textarea-horizontal-align="justify" draw:textarea-vertical-align="middle" draw:auto-grow-height="false" fo:min-height="3.561cm" fo:min-width="8.65cm" fo:padding-top="0.139cm" fo:padding-bottom="0.139cm" fo:padding-left="0.264cm" fo:padding-right="0.264cm"/>
      <style:paragraph-properties style:writing-mode="lr-tb"/>
    </style:style>
    <style:style style:name="gr7" style:family="graphic" style:parent-style-name="standard">
      <style:graphic-properties svg:stroke-width="0.028cm" svg:stroke-color="#55308d" draw:marker-start-width="0.242cm" draw:marker-end-width="0.242cm" draw:fill-color="#ffd7d7" draw:textarea-horizontal-align="justify" draw:textarea-vertical-align="middle" draw:auto-grow-height="false" fo:min-height="3.561cm" fo:min-width="8.649cm" fo:padding-top="0.139cm" fo:padding-bottom="0.139cm" fo:padding-left="0.264cm" fo:padding-right="0.264cm"/>
      <style:paragraph-properties style:writing-mode="lr-tb"/>
    </style:style>
    <style:style style:name="gr8" style:family="graphic" style:parent-style-name="standard">
      <style:graphic-properties svg:stroke-width="0.028cm" svg:stroke-color="#55308d" draw:marker-start-width="0.242cm" draw:marker-end-width="0.242cm" draw:fill-color="#ab97fd" draw:textarea-horizontal-align="justify" draw:textarea-vertical-align="middle" draw:auto-grow-height="false" fo:min-height="5.933cm" fo:min-width="0.644cm" fo:padding-top="0.139cm" fo:padding-bottom="0.139cm" fo:padding-left="0.264cm" fo:padding-right="0.264cm"/>
    </style:style>
    <style:style style:name="P1" style:family="paragraph">
      <style:paragraph-properties fo:text-align="center" style:writing-mode="lr-tb"/>
      <style:text-properties fo:color="#2e006f" loext:opacity="100%" style:font-name="Century Gothic" fo:font-size="40pt" fo:font-weight="bold"/>
    </style:style>
    <style:style style:name="P2" style:family="paragraph">
      <loext:graphic-properties draw:fill-color="#ecdda4"/>
      <style:paragraph-properties fo:text-align="center" style:writing-mode="lr-tb"/>
      <style:text-properties fo:color="#2e006f" loext:opacity="100%" style:font-name="Century Gothic" fo:font-size="40pt" fo:font-weight="bold"/>
    </style:style>
    <style:style style:name="P3" style:family="paragraph">
      <loext:graphic-properties draw:fill-color="#d8fafe"/>
      <style:paragraph-properties fo:text-align="center" style:writing-mode="lr-tb"/>
      <style:text-properties fo:color="#2e006f" loext:opacity="100%" style:font-name="Century Gothic" fo:font-size="40pt" fo:font-weight="bold"/>
    </style:style>
    <style:style style:name="P4" style:family="paragraph">
      <loext:graphic-properties draw:fill-color="#ab97fd"/>
      <style:paragraph-properties fo:text-align="center"/>
      <style:text-properties style:font-name="Century Gothic" fo:font-size="40pt" fo:font-weight="bold"/>
    </style:style>
    <style:style style:name="P5" style:family="paragraph">
      <style:text-properties fo:color="#2e006f" loext:opacity="100%" style:font-name="Century Gothic" fo:font-size="40pt"/>
    </style:style>
    <style:style style:name="P6" style:family="paragraph">
      <loext:graphic-properties draw:fill="none" draw:fill-color="#ffffff"/>
      <style:paragraph-properties style:writing-mode="lr-tb"/>
      <style:text-properties fo:color="#2e006f" loext:opacity="100%" style:font-name="Century Gothic" fo:font-size="40pt" fo:font-weight="bold"/>
    </style:style>
    <style:style style:name="P7" style:family="paragraph">
      <loext:graphic-properties draw:fill-color="#fff5ce"/>
      <style:paragraph-properties fo:text-align="center" style:writing-mode="lr-tb"/>
      <style:text-properties fo:color="#2e006f" loext:opacity="100%" style:font-name="Century Gothic" fo:font-size="40pt" fo:font-weight="bold"/>
    </style:style>
    <style:style style:name="P8" style:family="paragraph">
      <loext:graphic-properties draw:fill-color="#e4a82f"/>
      <style:paragraph-properties fo:text-align="center" style:writing-mode="lr-tb"/>
      <style:text-properties fo:color="#2e006f" loext:opacity="100%" style:font-name="Century Gothic" fo:font-size="40pt" fo:font-weight="bold"/>
    </style:style>
    <style:style style:name="P9" style:family="paragraph">
      <loext:graphic-properties draw:fill-color="#ffd7d7"/>
      <style:paragraph-properties fo:text-align="center" style:writing-mode="lr-tb"/>
      <style:text-properties fo:color="#2e006f" loext:opacity="100%" style:font-name="Century Gothic" fo:font-size="40pt" fo:font-weight="bold"/>
    </style:style>
    <style:style style:name="T1" style:family="text">
      <style:text-properties fo:color="#2e006f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149cm" svg:height="3.811cm" svg:x="7.495cm" svg:y="2.059cm">
          <text:p text:style-name="P1"><text:span text:style-name="T1">Data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149cm" svg:height="3.811cm" svg:x="24.268cm" svg:y="2.059cm">
          <text:p text:style-name="P1"><text:span text:style-name="T1">Data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8cm" svg:height="7.066cm" draw:transform="skewX (-0.000523598775598402) rotate (-0.6464699549387) translate (26.095cm 6.3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6" draw:layer="layout" svg:width="3.532cm" svg:height="2.372cm" svg:x="19.234cm" svg:y="8.019cm">
          <draw:text-box>
            <text:p text:style-name="P5"><text:span text:style-name="T1">Join</text:span></text:p>
          </draw:text-box>
        </draw:frame>
        <draw:custom-shape draw:style-name="gr5" draw:text-style-name="P7" draw:layer="layout" svg:width="9.148cm" svg:height="3.812cm" svg:x="16.426cm" svg:y="13.756cm">
          <text:p text:style-name="P1"><text:span text:style-name="T1">Data 3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9.15cm" svg:height="3.811cm" svg:x="7.356cm" svg:y="24.43cm">
          <text:p text:style-name="P1"><text:span text:style-name="T1">Data 4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9.149cm" svg:height="3.811cm" svg:x="24.268cm" svg:y="24.43cm">
          <text:p text:style-name="P1"><text:span text:style-name="T1">Data 5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288cm" svg:height="7.066cm" draw:transform="skewX (-0.000523598775598402) rotate (-0.6464699549387) translate (17cm 17.5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2.288cm" svg:height="7.065cm" draw:transform="skewX (-0.000523598775598441) rotate (-0.6464699549387) translate (18.094cm 6.39cm)">
          <text:p/>
          <draw:enhanced-geometry svg:viewBox="0 0 21600 21600" draw:text-areas="?f0 0 ?f2 ?f5" draw:mirror-horizont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2.288cm" svg:height="7.065cm" draw:transform="skewX (-0.000523598775598441) rotate (-0.6464699549387) translate (27.113cm 17.474cm)">
          <text:p/>
          <draw:enhanced-geometry svg:viewBox="0 0 21600 21600" draw:text-areas="?f0 0 ?f2 ?f5" draw:mirror-horizont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22:39:49.864828876</meta:creation-date>
    <dc:date>2021-05-09T12:49:15.081499752</dc:date>
    <meta:editing-duration>PT11M7S</meta:editing-duration>
    <meta:editing-cycles>2</meta:editing-cycles>
    <meta:generator>LibreOffice/7.1.2.2$MacOSX_X86_64 LibreOffice_project/8a45595d069ef5570103caea1b71cc9d82b2aae4</meta:generator>
    <meta:document-statistic meta:object-count="10"/>
  </office:meta>
</office:document-meta>
</file>